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74cm" fo:min-width="2.62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89cm" fo:min-width="0.52cm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2.05cm" fo:min-width="1.4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698cm"/>
    </style:style>
    <style:style style:name="gr6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3cm" fo:min-width="2.651cm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color="#666666" draw:fill="solid" draw:fill-color="#666666" draw:opacity="50%" draw:textarea-vertical-align="middle" draw:auto-grow-height="false" fo:min-height="0.893cm" fo:min-width="0.394cm" draw:shadow-opacity="50%"/>
    </style:style>
    <style:style style:name="gr8" style:family="graphic" style:parent-style-name="objectwithoutfill">
      <style:graphic-properties svg:stroke-width="0.1cm" svg:stroke-color="#666666" draw:marker-start-width="0.5cm" draw:marker-end-width="0.5cm" svg:stroke-linecap="round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666666" draw:fill="solid" draw:fill-color="#666666" draw:opacity="50%" draw:textarea-vertical-align="middle" draw:auto-grow-height="false" fo:min-height="0.759cm" fo:min-width="0.445cm" draw:shadow-opacity="50%"/>
    </style:style>
    <style:style style:name="gr10" style:family="graphic" style:parent-style-name="objectwithoutfill">
      <style:graphic-properties draw:stroke="dash" draw:stroke-dash="Ultrafine_20_Dotted_20__28_var_29_" svg:stroke-width="0.1cm" svg:stroke-color="#666666" draw:marker-start-width="0.5cm" draw:marker-end-width="0.5cm" svg:stroke-opacity="40%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07cm"/>
    </style:style>
    <style:style style:name="gr12" style:family="graphic" style:parent-style-name="standard">
      <style:graphic-properties svg:stroke-color="#666666" draw:fill="solid" draw:fill-color="#666666" draw:opacity="50%" draw:textarea-vertical-align="middle" draw:shadow-opacity="50%"/>
    </style:style>
    <style:style style:name="gr13" style:family="graphic" style:parent-style-name="standard">
      <style:graphic-properties draw:stroke="none" draw:fill="none" fo:min-height="0.712cm"/>
    </style:style>
    <style:style style:name="gr1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882cm" fo:padding-top="0.175cm" fo:padding-bottom="0.175cm" fo:padding-left="0.3cm" fo:padding-right="0.3cm" draw:shadow-opacity="50%"/>
    </style:style>
    <style:style style:name="gr15" style:family="graphic" style:parent-style-name="standard">
      <style:graphic-properties svg:stroke-width="0.1cm" svg:stroke-color="#666666" draw:marker-start-width="0.5cm" draw:marker-end-width="0.5cm" draw:fill="solid" draw:fill-color="#999999" draw:opacity="100%" draw:textarea-horizontal-align="justify" draw:textarea-vertical-align="middle" draw:auto-grow-height="false" fo:min-height="0.423cm" fo:min-width="1.901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935cm"/>
    </style:style>
    <style:style style:name="gr17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328cm" fo:min-width="1.882cm" fo:padding-top="0.175cm" fo:padding-bottom="0.175cm" fo:padding-left="0.3cm" fo:padding-right="0.3cm" draw:shadow-opacity="50%"/>
    </style:style>
    <style:style style:name="gr18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297cm" fo:min-width="2.637cm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666666" draw:marker-start-width="0.5cm" draw:marker-end-width="0.5cm" draw:stroke-linejoin="round" svg:stroke-linecap="round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color="#666666" draw:fill="solid" draw:fill-color="#808080" draw:opacity="50%" draw:textarea-vertical-align="middle" draw:shadow-opacity="50%"/>
    </style:style>
    <style:style style:name="gr21" style:family="graphic" style:parent-style-name="standard">
      <style:graphic-properties draw:stroke="none" draw:fill="none" fo:min-height="0.9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5cm" fo:min-width="0.619cm"/>
    </style:style>
    <style:style style:name="gr23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5cm" fo:min-width="4.42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212cm" fo:min-width="1.614cm" fo:padding-top="0.175cm" fo:padding-bottom="0.175cm" fo:padding-left="0.3cm" fo:padding-right="0.3cm" draw:shadow-opacity="50%"/>
    </style:style>
    <style:style style:name="gr25" style:family="graphic" style:parent-style-name="standard">
      <style:graphic-properties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2.426cm" fo:min-width="0.675cm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8cm"/>
    </style:style>
    <style:style style:name="gr28" style:family="graphic" style:parent-style-name="standard">
      <style:graphic-properties svg:stroke-width="0.1cm" svg:stroke-color="#666666" draw:marker-start-width="0.5cm" draw:marker-end-width="0.5cm" svg:stroke-opacity="50%" draw:fill="none" draw:fill-color="#ffffff" draw:textarea-horizontal-align="justify" draw:textarea-vertical-align="middle" draw:auto-grow-height="false" fo:min-height="5.379cm" fo:min-width="7.253cm" fo:padding-top="0.175cm" fo:padding-bottom="0.175cm" fo:padding-left="0.3cm" fo:padding-right="0.3cm"/>
    </style:style>
    <style:style style:name="gr29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1.148cm" fo:min-width="1.163cm" fo:padding-top="0.175cm" fo:padding-bottom="0.175cm" fo:padding-left="0.3cm" fo:padding-right="0.3cm" draw:shadow-opacity="50%"/>
    </style:style>
    <style:style style:name="gr30" style:family="graphic" style:parent-style-name="standard">
      <style:graphic-properties draw:stroke="solid" svg:stroke-width="0.1cm" svg:stroke-color="#ff3333" draw:marker-start-width="0.5cm" draw:marker-end-width="0.5cm" draw:fill="solid" draw:fill-color="#ff3333" draw:opacity="50%" draw:textarea-horizontal-align="justify" draw:textarea-vertical-align="middle" draw:auto-grow-height="false" fo:min-height="0.748cm" fo:min-width="1.614cm" fo:padding-top="0.175cm" fo:padding-bottom="0.175cm" fo:padding-left="0.3cm" fo:padding-right="0.3cm" draw:shadow-opacity="50%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3333" draw:opacity="50%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666666" draw:opacity="5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9" style:family="paragraph">
      <loext:graphic-properties draw:fill="none"/>
      <style:text-properties fo:font-size="16pt" style:font-size-asian="18pt" style:font-size-complex="18pt"/>
    </style:style>
    <style:style style:name="P10" style:family="paragraph">
      <loext:graphic-properties draw:fill="solid" draw:fill-color="#999999" draw:opacity="100%"/>
      <style:paragraph-properties fo:text-align="center"/>
    </style:style>
    <style:style style:name="P11" style:family="paragraph">
      <loext:graphic-properties draw:fill="solid" draw:fill-color="#808080" draw:opacity="50%"/>
      <style:paragraph-properties fo:text-align="center"/>
    </style:style>
    <style:style style:name="P12" style:family="paragraph">
      <loext:graphic-properties draw:fill="none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style:font-name="Liberation Sans1" fo:font-size="16pt" style:font-name-asian="Liberation Sans1" style:font-size-asian="18pt" style:font-name-complex="Liberation Sans1" style:font-size-complex="18pt"/>
    </style:style>
    <style:style style:name="T3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25cm" svg:height="5.724cm" svg:x="12.45cm" svg:y="0.07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10.378cm" svg:y="0.5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1.925cm" svg:y="1.1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10.425cm 3.876cm)">
          <draw:text-box>
            <text:p>Laser</text:p>
          </draw:text-box>
        </draw:frame>
        <draw:frame draw:style-name="gr5" draw:text-style-name="P1" draw:layer="layout" svg:width="4.198cm" svg:height="1.673cm" svg:x="12.727cm" svg:y="4.114cm">
          <draw:text-box>
            <text:p text:style-name="P5">Fiber-</text:p>
            <text:p text:style-name="P5">bench 1</text:p>
          </draw:text-box>
        </draw:frame>
        <draw:custom-shape draw:style-name="gr6" draw:text-style-name="P2" draw:layer="layout" svg:width="3.25cm" svg:height="2.6cm" draw:transform="rotate (-1.5707963267949) translate (15.29cm 0.72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14.174cm 1.32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15.122cm" svg:y1="1.447cm" svg:x2="14.098cm" svg:y2="3.239cm">
          <text:p/>
        </draw:line>
        <draw:custom-shape draw:style-name="gr9" draw:text-style-name="P6" draw:layer="layout" svg:width="0.945cm" svg:height="1.009cm" draw:transform="skewX (0.712617933589285) rotate (0.785398163397448) translate (14.323cm 2.647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14.64cm" svg:y1="0.73cm" svg:x2="14.64cm" svg:y2="3.98cm">
          <text:p/>
        </draw:line>
        <draw:frame draw:style-name="gr11" draw:text-style-name="P8" draw:layer="layout" svg:width="1.107cm" svg:height="0.806cm" svg:x="12.783cm" svg:y="2.078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14.152cm" svg:y="0.179cm" draw:kind="section" draw:start-angle="35.83" draw:end-angle="91.04">
          <text:p/>
        </draw:ellipse>
        <draw:frame draw:style-name="gr13" draw:text-style-name="P9" draw:layer="layout" svg:width="1.1cm" svg:height="0.962cm" svg:x="14.59cm" svg:y="0.379cm">
          <draw:text-box>
            <text:p><text:span text:style-name="T2">ω</text:span></text:p>
          </draw:text-box>
        </draw:frame>
        <draw:custom-shape draw:style-name="gr14" draw:text-style-name="P3" draw:layer="layout" svg:width="2.482cm" svg:height="1.498cm" draw:transform="skewX (0.51103240498394) rotate (0.00226892802759263) translate (15.047cm 1.579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.5cm" svg:height="1.912cm" draw:transform="rotate (-1.5707963267949) translate (17.775cm 1.176cm)">
          <text:p/>
          <draw:enhanced-geometry svg:viewBox="0 0 88 21600" draw:glue-points="44 ?f6 44 0 0 10800 44 21600 88 10800" draw:text-areas="0 ?f6 88 ?f3" draw:type="can" draw:modifiers="8581.2859383167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6" draw:text-style-name="P8" draw:layer="layout" svg:width="1.435cm" svg:height="1cm" svg:x="15.875cm" svg:y="2.073cm">
          <draw:text-box>
            <text:p><text:span text:style-name="T1">(2)</text:span></text:p>
          </draw:text-box>
        </draw:frame>
        <draw:custom-shape draw:style-name="gr17" draw:text-style-name="P3" draw:layer="layout" svg:width="2.482cm" svg:height="0.678cm" draw:transform="skewX (0.525344104850293) rotate (0.00244346095279206) translate (17.566cm 2.097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36cm" svg:height="2.589cm" draw:transform="rotate (-1.5707963267949) translate (20.723cm 0.739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7" draw:layer="layout" svg:x1="20.593cm" svg:y1="1.516cm" svg:x2="19.558cm" svg:y2="3.328cm">
          <text:p/>
        </draw:line>
        <draw:line draw:style-name="gr8" draw:text-style-name="P7" draw:layer="layout" svg:x1="20.561cm" svg:y1="1.346cm" svg:x2="19.55cm" svg:y2="3.065cm">
          <text:p/>
        </draw:line>
        <draw:line draw:style-name="gr19" draw:text-style-name="P7" draw:layer="layout" svg:x1="20.662cm" svg:y1="1.65cm" svg:x2="19.651cm" svg:y2="3.47cm">
          <text:p/>
        </draw:line>
        <draw:line draw:style-name="gr10" draw:text-style-name="P7" draw:layer="layout" svg:x1="20.106cm" svg:y1="0.69cm" svg:x2="20.106cm" svg:y2="3.976cm">
          <text:p/>
        </draw:line>
        <draw:ellipse draw:style-name="gr20" draw:text-style-name="P11" draw:layer="layout" svg:width="1.315cm" svg:height="3.236cm" svg:x="19.549cm" svg:y="0.133cm" draw:kind="section" draw:start-angle="33.46" draw:end-angle="92.22">
          <text:p/>
        </draw:ellipse>
        <draw:frame draw:style-name="gr21" draw:text-style-name="P12" draw:layer="layout" svg:width="1.098cm" svg:height="1.177cm" svg:x="20.054cm" svg:y="0.271cm">
          <draw:text-box>
            <text:p><text:span text:style-name="T3">ε</text:span></text:p>
          </draw:text-box>
        </draw:frame>
        <draw:frame draw:style-name="gr22" draw:text-style-name="P8" draw:layer="layout" svg:width="1.119cm" svg:height="0.815cm" svg:x="18.229cm" svg:y="2.066cm">
          <draw:text-box>
            <text:p><text:span text:style-name="T1">(3)</text:span></text:p>
          </draw:text-box>
        </draw:frame>
        <draw:custom-shape draw:style-name="gr23" draw:text-style-name="P1" draw:layer="layout" svg:width="5.025cm" svg:height="5.7cm" svg:x="17.95cm" svg:y="0.07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2.214cm" svg:height="0.562cm" draw:transform="skewX (0.529707427980279) rotate (0.00226892802759263) translate (20.265cm 2.104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20.925cm" svg:y="0.776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6" draw:text-style-name="P8" draw:layer="layout" svg:width="1.107cm" svg:height="1.353cm" svg:x="21.018cm" svg:y="2.074cm">
          <draw:text-box>
            <text:p><text:span text:style-name="T1">(4)</text:span></text:p>
          </draw:text-box>
        </draw:frame>
        <draw:frame draw:style-name="gr27" draw:text-style-name="P1" draw:layer="layout" svg:width="4.198cm" svg:height="0.962cm" svg:x="18.327cm" svg:y="4.515cm">
          <draw:text-box>
            <text:p text:style-name="P5">Fiberbench 2</text:p>
          </draw:text-box>
        </draw:frame>
        <draw:custom-shape draw:style-name="gr28" draw:text-style-name="P1" draw:layer="layout" svg:width="7.853cm" svg:height="5.729cm" svg:x="2.147cm" svg:y="0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cm" svg:height="3.618cm" svg:x="0.075cm" svg:y="0.5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8862.7038400841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3" draw:layer="layout" svg:width="2cm" svg:height="2.4cm" svg:x="1.622cm" svg:y="1.171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85cm" svg:height="0.962cm" draw:transform="rotate (1.5707963267949) translate (0.122cm 3.871cm)">
          <draw:text-box>
            <text:p>Laser</text:p>
          </draw:text-box>
        </draw:frame>
        <draw:frame draw:style-name="gr27" draw:text-style-name="P1" draw:layer="layout" svg:width="4.198cm" svg:height="0.962cm" svg:x="3.777cm" svg:y="4.476cm">
          <draw:text-box>
            <text:p text:style-name="P5">Fiberbench 1</text:p>
          </draw:text-box>
        </draw:frame>
        <draw:custom-shape draw:style-name="gr6" draw:text-style-name="P2" draw:layer="layout" svg:width="3.25cm" svg:height="2.6cm" draw:transform="rotate (-1.5707963267949) translate (4.987cm 0.724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6" draw:layer="layout" svg:width="0.893cm" svg:height="1.142cm" draw:transform="skewX (0.574911455606932) rotate (0.638266907454326) translate (3.871cm 1.315cm)">
          <text:p/>
          <draw:enhanced-geometry svg:viewBox="0 0 21600 21600" draw:mirror-vertical="false" draw:mirror-horizontal="false" draw:text-areas="0 0 21600 21600" draw:type="circular-arrow" draw:modifiers="-176.594254312373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8" draw:text-style-name="P7" draw:layer="layout" svg:x1="4.819cm" svg:y1="1.442cm" svg:x2="3.795cm" svg:y2="3.234cm">
          <text:p/>
        </draw:line>
        <draw:custom-shape draw:style-name="gr9" draw:text-style-name="P6" draw:layer="layout" svg:width="0.945cm" svg:height="1.009cm" draw:transform="skewX (0.712617933589285) rotate (0.785398163397448) translate (4.02cm 2.642cm)">
          <text:p/>
          <draw:enhanced-geometry svg:viewBox="0 0 21600 21600" draw:mirror-vertical="true" draw:mirror-horizontal="true" draw:text-areas="0 0 21600 21600" draw:type="circular-arrow" draw:modifiers="-170.445745643545 -39.630022488649 6615.6137622673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4.337cm" svg:y1="0.725cm" svg:x2="4.337cm" svg:y2="3.975cm">
          <text:p/>
        </draw:line>
        <draw:frame draw:style-name="gr11" draw:text-style-name="P8" draw:layer="layout" svg:width="1.107cm" svg:height="0.806cm" svg:x="2.48cm" svg:y="2.073cm">
          <draw:text-box>
            <text:p><text:span text:style-name="T1">(1)</text:span></text:p>
          </draw:text-box>
        </draw:frame>
        <draw:ellipse draw:style-name="gr12" draw:text-style-name="P6" draw:layer="layout" svg:width="1.3cm" svg:height="3.2cm" svg:x="3.849cm" svg:y="0.174cm" draw:kind="section" draw:start-angle="35.83" draw:end-angle="91.04">
          <text:p/>
        </draw:ellipse>
        <draw:frame draw:style-name="gr13" draw:text-style-name="P9" draw:layer="layout" svg:width="1.1cm" svg:height="0.962cm" svg:x="4.287cm" svg:y="0.374cm">
          <draw:text-box>
            <text:p><text:span text:style-name="T2">ω</text:span></text:p>
          </draw:text-box>
        </draw:frame>
        <draw:custom-shape draw:style-name="gr29" draw:text-style-name="P3" draw:layer="layout" svg:width="1.763cm" svg:height="1.498cm" draw:transform="skewX (0.51103240498394) rotate (0.00226892802759263) translate (4.744cm 1.57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236cm" svg:height="2.589cm" draw:transform="rotate (-1.5707963267949) translate (7.72cm 0.734cm)">
          <text:p/>
          <draw:enhanced-geometry svg:viewBox="0 0 88 21600" draw:glue-points="44 ?f6 44 0 0 10800 44 21600 88 10800" draw:text-areas="0 ?f6 88 ?f3" draw:type="can" draw:modifiers="108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7" draw:layer="layout" svg:x1="7.59cm" svg:y1="1.511cm" svg:x2="6.555cm" svg:y2="3.323cm">
          <text:p/>
        </draw:line>
        <draw:line draw:style-name="gr8" draw:text-style-name="P7" draw:layer="layout" svg:x1="7.558cm" svg:y1="1.341cm" svg:x2="6.547cm" svg:y2="3.06cm">
          <text:p/>
        </draw:line>
        <draw:line draw:style-name="gr19" draw:text-style-name="P7" draw:layer="layout" svg:x1="7.659cm" svg:y1="1.645cm" svg:x2="6.648cm" svg:y2="3.465cm">
          <text:p/>
        </draw:line>
        <draw:line draw:style-name="gr10" draw:text-style-name="P7" draw:layer="layout" svg:x1="7.103cm" svg:y1="0.685cm" svg:x2="7.103cm" svg:y2="3.971cm">
          <text:p/>
        </draw:line>
        <draw:ellipse draw:style-name="gr20" draw:text-style-name="P11" draw:layer="layout" svg:width="1.315cm" svg:height="3.236cm" svg:x="6.546cm" svg:y="0.128cm" draw:kind="section" draw:start-angle="33.46" draw:end-angle="92.22">
          <text:p/>
        </draw:ellipse>
        <draw:frame draw:style-name="gr21" draw:text-style-name="P12" draw:layer="layout" svg:width="1.098cm" svg:height="1.177cm" svg:x="7.051cm" svg:y="0.266cm">
          <draw:text-box>
            <text:p><text:span text:style-name="T3">ε</text:span></text:p>
          </draw:text-box>
        </draw:frame>
        <draw:frame draw:style-name="gr22" draw:text-style-name="P8" draw:layer="layout" svg:width="1.119cm" svg:height="0.815cm" svg:x="5.181cm" svg:y="2.085cm">
          <draw:text-box>
            <text:p><text:span text:style-name="T1">(3)</text:span></text:p>
          </draw:text-box>
        </draw:frame>
        <draw:custom-shape draw:style-name="gr30" draw:text-style-name="P3" draw:layer="layout" svg:width="2.214cm" svg:height="1.098cm" draw:transform="skewX (0.529707427980279) rotate (0.00226892802759263) translate (7.391cm 1.879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1.7cm" svg:height="3.2cm" svg:x="7.922cm" svg:y="0.77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6" draw:text-style-name="P8" draw:layer="layout" svg:width="1.107cm" svg:height="1.353cm" svg:x="8.015cm" svg:y="2.069cm">
          <draw:text-box>
            <text:p><text:span text:style-name="T1">(4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cm" fo:page-height="5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26T09:32:19.300310445</meta:creation-date>
    <dc:date>2020-12-26T09:39:29.082650726</dc:date>
    <meta:editing-duration>PT7M8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